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5pt" style:font-size-asian="15pt" style:font-size-complex="15pt"/>
    </style:style>
    <style:style style:name="P2" style:family="paragraph" style:parent-style-name="Preformatted_20_Text">
      <style:text-properties fo:font-size="20pt" style:font-size-asian="20pt" style:font-size-complex="20pt"/>
    </style:style>
    <style:style style:name="P3" style:family="paragraph" style:parent-style-name="Preformatted_20_Text">
      <style:text-properties fo:font-size="20pt" officeooo:rsid="000d1b32" officeooo:paragraph-rsid="000d1b32" style:font-size-asian="20pt" style:font-size-complex="20pt"/>
    </style:style>
    <style:style style:name="P4" style:family="paragraph" style:parent-style-name="Preformatted_20_Text">
      <style:text-properties fo:font-size="20pt" officeooo:rsid="000f23e1" officeooo:paragraph-rsid="000f23e1" style:font-size-asian="20pt" style:font-size-complex="20pt"/>
    </style:style>
    <style:style style:name="P5" style:family="paragraph" style:parent-style-name="Preformatted_20_Text">
      <style:text-properties fo:font-size="12pt" style:font-size-asian="12pt" style:font-size-complex="12pt"/>
    </style:style>
    <style:style style:name="P6" style:family="paragraph" style:parent-style-name="Preformatted_20_Text">
      <style:text-properties fo:font-size="12pt" officeooo:rsid="000d1b32" officeooo:paragraph-rsid="000d1b32" style:font-size-asian="10.5pt" style:font-size-complex="12pt"/>
    </style:style>
    <style:style style:name="P7" style:family="paragraph" style:parent-style-name="Preformatted_20_Text">
      <style:text-properties fo:font-size="12pt" officeooo:rsid="000f23e1" officeooo:paragraph-rsid="000f23e1" style:font-size-asian="10.5pt" style:font-size-complex="12pt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officeooo:paragraph-rsid="000d1b32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20pt" officeooo:rsid="000e7251" officeooo:paragraph-rsid="000e7251" style:font-size-asian="20pt" style:font-size-complex="20pt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officeooo:rsid="000e7251" officeooo:paragraph-rsid="000e7251" style:font-size-asian="10.5pt" style:font-size-complex="12pt"/>
    </style:style>
    <style:style style:name="P11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officeooo:rsid="000e7251" officeooo:paragraph-rsid="000f23e1" style:font-size-asian="10.5pt" style:font-size-complex="12pt"/>
    </style:style>
    <style:style style:name="T1" style:family="text">
      <style:text-properties officeooo:rsid="000c3a52"/>
    </style:style>
    <style:style style:name="T2" style:family="text">
      <style:text-properties officeooo:rsid="000d1b32"/>
    </style:style>
    <style:style style:name="T3" style:family="text">
      <style:text-properties fo:font-size="12pt" officeooo:rsid="000d5b88" style:font-size-asian="10.5pt" style:font-size-complex="12pt"/>
    </style:style>
    <style:style style:name="T4" style:family="text">
      <style:text-properties fo:font-size="12pt" officeooo:rsid="000e7251" style:font-size-asian="10.5pt" style:font-size-complex="12pt"/>
    </style:style>
    <style:style style:name="T5" style:family="text">
      <style:text-properties fo:font-size="12pt" officeooo:rsid="000fc095" style:font-size-asian="10.5pt" style:font-size-complex="12pt"/>
    </style:style>
    <style:style style:name="T6" style:family="text">
      <style:text-properties officeooo:rsid="000e7251"/>
    </style:style>
    <style:style style:name="T7" style:family="text">
      <style:text-properties officeooo:rsid="000f23e1"/>
    </style:style>
    <style:style style:name="T8" style:family="text">
      <style:text-properties officeooo:rsid="000fc09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hat <text:span text:style-name="T1">did</text:span> <text:span text:style-name="T6">I</text:span> learn recently before the project?</text:p>
      <text:p text:style-name="P1"/>
      <text:p text:style-name="P5">- <text:span text:style-name="T1">Using Arrays.</text:span></text:p>
      <text:p text:style-name="P5">- <text:span text:style-name="T1">Using build-in Array methods.</text:span></text:p>
      <text:p text:style-name="P5">- <text:span text:style-name="T2">Creating Functions.</text:span></text:p>
      <text:p text:style-name="P5">- <text:span text:style-name="T1">Using loops.</text:span></text:p>
      <text:p text:style-name="P5">- <text:span text:style-name="T1">DOM manipulation and Events.</text:span></text:p>
      <text:p text:style-name="P5"/>
      <text:p text:style-name="P3">How have <text:span text:style-name="T6">I</text:span> applied what <text:span text:style-name="T7">I</text:span> learnt?</text:p>
      <text:p text:style-name="P6"/>
      <text:p text:style-name="P6">- Created several functions for specific tasks, such as operate(), <text:s text:c="8"/>populateNumber(), calculate() etc.</text:p>
      <text:p text:style-name="P6"/>
      <text:p text:style-name="P6">- Use several Array methods such as slice(), toString() etc.</text:p>
      <text:p text:style-name="P6"/>
      <text:p text:style-name="P6">- Familiaize using loops to iterate through arrays.</text:p>
      <text:p text:style-name="P6"/>
      <text:p text:style-name="P8"><text:span text:style-name="T3">-Expand my knowledge </text:span><text:span text:style-name="T5">of</text:span><text:span text:style-name="T3"> manipulating the DOM and using event listerners.</text:span></text:p>
      <text:p text:style-name="P8"><text:span text:style-name="T3"/></text:p>
      <text:p text:style-name="P8"><text:span text:style-name="T3">- </text:span><text:span text:style-name="T4">Expand on the application of IF statements.</text:span></text:p>
      <text:p text:style-name="P8"><text:span text:style-name="T4"/></text:p>
      <text:p text:style-name="P9">What challenges did I encounter while building the project?</text:p>
      <text:p text:style-name="P10"/>
      <text:p text:style-name="P10">- Making the calculator work took me some time to figure out. Storing the first operand, the operator chosen, and the second operand before computing was a bit of a challenge, but at last <text:span text:style-name="T8">I</text:span> nailed it.</text:p>
      <text:p text:style-name="P10"/>
      <text:p text:style-name="P11">- Enabling users to string in several operations at the same time and get the correct answer also challenged me, such as “ 2+5*6-8”.</text:p>
      <text:p text:style-name="P3"/>
      <text:p text:style-name="P4">How has the project made me better?</text:p>
      <text:p text:style-name="P7"/>
      <text:p text:style-name="P7">- It made me comfortable with the basics of <text:span text:style-name="T8">J</text:span>avascript and I started to think programmaticall<text:span text:style-name="T8">y</text:span>. <text:s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P0" style:volatile="true">
      <number:currency-symbol number:language="en" number:country="NG">₦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NG">₦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NG">₦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NG">₦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NG">₦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NG">₦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NG">₦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G">₦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NG">₦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NG">₦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currency-style style:name="N108P0" style:volatile="true">
      <number:currency-symbol number:language="en" number:country="NG">₦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NG">₦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NG">₦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09">
      <number:text>-</number:text>
      <number:currency-symbol number:language="en" number:country="NG">₦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09P0"/>
    </number:currency-style>
    <number:number-style style:name="N110">
      <number:scientific-number number:decimal-places="2" loext:min-decimal-places="2" number:min-integer-digits="1" number:min-exponent-digits="2" loext:exponent-interval="3" loext:forced-exponent-sign="true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04T00:34:23.272079986</dc:date>
    <meta:editing-duration>PT9M29S</meta:editing-duration>
    <meta:editing-cycles>1</meta:editing-cycles>
    <meta:document-statistic meta:table-count="0" meta:image-count="0" meta:object-count="0" meta:page-count="1" meta:paragraph-count="17" meta:word-count="177" meta:character-count="1049" meta:non-whitespace-character-count="879"/>
    <meta:generator>LibreOffice/6.4.7.2$Linux_X86_64 LibreOffice_project/40$Build-2</meta:generator>
  </office:meta>
</office:document-meta>
</file>